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Q6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T26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Q6"/>
          </calcext:conditional-format>
        </calcext:conditional-formats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7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7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27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7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15" calcext:value-type="float">
            <text:p>15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7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27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27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T26"/>
          </calcext:conditional-format>
        </calcext:conditional-formats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7-2018'.A2:'2017-2018'.A50 '2017-2018'.Q1:'2017-2018'.Q1 '2017-2018'.Q2:'2017-2018'.Q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+</text:p>
          </table:table-cell>
          <table:table-cell table:style-name="ce28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table:style-name="ce29"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12" calcext:value-type="float">
            <text:p>12</text:p>
          </table:table-cell>
          <table:table-cell/>
          <table:table-cell table:style-name="ce28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table:style-name="ce29"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table:style-name="ce29"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28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table:style-name="ce29"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table:style-name="ce29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table:style-name="ce29"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table:style-name="ce29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13" calcext:value-type="float">
            <text:p>13</text:p>
          </table:table-cell>
          <table:table-cell table:style-name="ce29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table:style-name="ce29"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table:style-name="ce29" office:value-type="string" calcext:value-type="string">
            <text:p>-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28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table:style-name="ce29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28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table:style-name="ce29"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/>
          <table:table-cell table:style-name="ce28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table:style-name="ce29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table:style-name="ce22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table:style-name="ce29"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table:style-name="ce29"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table:style-name="ce29"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table:style-name="ce29" office:value-type="string" calcext:value-type="string">
            <text:p>+</text:p>
          </table:table-cell>
          <table:table-cell table:style-name="ce28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28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12" calcext:value-type="float">
            <text:p>12</text:p>
          </table:table-cell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11" calcext:value-type="float">
            <text:p>11</text:p>
          </table:table-cell>
          <table:table-cell table:style-name="ce29"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table:style-name="ce29" office:value-type="string" calcext:value-type="string">
            <text:p>-</text:p>
          </table:table-cell>
          <table:table-cell table:style-name="ce2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+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table:style-name="ce29"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3" calcext:value-type="float">
            <text:p>3</text:p>
          </table:table-cell>
          <table:table-cell table:style-name="ce29"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table:style-name="ce29"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4" calcext:value-type="date">
            <text:p>24.01.2018</text:p>
          </table:table-cell>
          <table:table-cell table:number-columns-repeated="3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3"/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 table:number-rows-repeated="72">
          <table:table-cell table:number-columns-repeated="4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7-2018'.E2:'2017-2018'.E100 '2017-2018'.G2:'2017-2018'.G100 '2017-2018'.I2:'2017-2018'.I100 '2017-2018'.K2:'2017-2018'.K100 '2017-2018'.M2:'2017-2018'.M100">
            <calcext:condition calcext:apply-style-name="Verlaengerung" calcext:value="&gt;=10" calcext:base-cell-address="'2017-2018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.00.0000</text:date>, <text:time style:data-style-name="N2" text:time-value="15:08:26.1933384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06</meta:editing-cycles>
    <meta:editing-duration>PT4H27M17S</meta:editing-duration>
    <dc:title>Saison Ekkart</dc:title>
    <dc:date>2018-01-24T15:19:58.033358099</dc:date>
    <meta:generator>LibreOffice/5.1.6.2$Linux_X86_64 LibreOffice_project/10m0$Build-2</meta:generator>
    <meta:document-statistic meta:table-count="3" meta:cell-count="17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4">
                <text:p>43124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